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VISProvider.hasNodeReferences( NodeReferencesId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VISProvider.stateCreated( ItemState created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AbstractVISProvider.removeListener( ItemStateListener listen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bstractVISProvider.getApplicableChildNodeDef( NodeState parent , Name nodeName , Name nodeTyp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VISProvider.hasItemState( ItemId id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AbstractVISProvider.createNodeState( VirtualNodeState parent , Name name , NodeId id , Name nodeType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AbstractVISProvider.getApplicablePropertyDef( NodeState parent , Name propertyName , int type , boolean multiValu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VISProvider.getNodeReferences( NodeReferencesId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VISProvider.stateDestroyed( ItemState destroyed )</text:p>
          </table:table-cell>
          <table:table-cell office:value-type="float" office:value="6">
            <text:p text:style-name="Table_20_Contents">6</text:p>
          </table:table-cell>
          <table:table-cell office:value-type="float" office:value="4">
            <text:p text:style-name="Table_20_Contents">4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AbstractVISProvider.cache( NodeState stat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bstractVISProvider.stateDiscarded( ItemState discarded )</text:p>
          </table:table-cell>
          <table:table-cell office:value-type="float" office:value="6">
            <text:p text:style-name="Table_20_Contents">6</text:p>
          </table:table-cell>
          <table:table-cell office:value-type="float" office:value="4">
            <text:p text:style-name="Table_20_Contents">4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AbstractVISProvider.invalidateItem( ItemId id , boolean recursiv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3">
            <text:p text:style-name="Table_20_Contents">3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AbstractVISProvider.getVirtualRoo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VISProvider.createPropertyState( VirtualNodeState parent , Name name , int type , boolean multiValu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AbstractVISProvider.getRootStat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AbstractVISProvider.getNodeTypeRegist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VISProvider.isVirtualRoot( ItemId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VISProvider.getEffectiveNodeType( NodeState par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AbstractVISProvider.internalHasPropertyState( PropertyId id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AbstractVISProvider.getItemState( ItemId id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AbstractVISProvider.AbstractVISProvider( NodeTypeRegistry ntReg , NodeId rootNode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VISProvider.addListener( ItemStateListener listen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bstractVISProvider.stateModified( ItemState modified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AbstractVISProvider.internalGetPropertyState( PropertyId i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bstractVISProvider.evict( NodeId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